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draw:textarea-vertical-align="middle" fo:min-height="1.274cm"/>
    </style:style>
    <style:style style:name="gr2" style:family="graphic" style:parent-style-name="standard">
      <style:graphic-properties draw:stroke="solid" svg:stroke-color="#000000" draw:fill="none" draw:fill-color="#ffffff" draw:textarea-vertical-align="middle" fo:min-height="1.166cm"/>
    </style:style>
    <style:style style:name="gr3" style:family="graphic" style:parent-style-name="standard">
      <style:graphic-properties draw:stroke="solid" svg:stroke-color="#000000" draw:fill="none" draw:fill-color="#ffffff" draw:textarea-vertical-align="middle" fo:min-height="1.072cm"/>
    </style:style>
    <style:style style:name="gr4" style:family="graphic" style:parent-style-name="standard">
      <style:graphic-properties draw:stroke="solid" svg:stroke-color="#000000" draw:fill="none" draw:fill-color="#ffffff" draw:textarea-vertical-align="middle" fo:min-height="1.219cm"/>
    </style:style>
    <style:style style:name="gr5" style:family="graphic" style:parent-style-name="standard">
      <style:graphic-properties svg:stroke-width="0.035cm" svg:stroke-color="#000000" draw:marker-start-width="0.252cm" draw:marker-end="Arrow" draw:marker-end-width="0.252cm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solid" svg:stroke-color="#000000" draw:fill="none" draw:fill-color="#ffffff" draw:textarea-vertical-align="middle" fo:min-height="1.259cm"/>
    </style:style>
    <style:style style:name="gr8" style:family="graphic" style:parent-style-name="standard">
      <style:graphic-properties draw:stroke="solid" svg:stroke-color="#000000" draw:fill="none" draw:fill-color="#ffffff" draw:textarea-vertical-align="middle" fo:min-height="1.217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24pt" style:text-underline-style="solid" style:text-underline-width="auto" style:text-underline-color="font-color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0.32cm" svg:height="1.524cm" svg:x="0.635cm" svg:y="0.635cm">
          <draw:text-box>
            <text:p text:style-name="P1"><text:span text:style-name="T1">2/21/19 – Overall Book Outline</text:span></text:p>
          </draw:text-box>
        </draw:frame>
        <draw:frame draw:style-name="gr2" draw:text-style-name="P3" xml:id="id1" draw:id="id1" draw:layer="layout" svg:width="17.018cm" svg:height="1.416cm" svg:x="2.032cm" svg:y="2.921cm">
          <draw:text-box>
            <text:p text:style-name="P1">Preface</text:p>
          </draw:text-box>
        </draw:frame>
        <draw:frame draw:style-name="gr3" draw:text-style-name="P3" xml:id="id2" draw:id="id2" draw:layer="layout" svg:width="17.018cm" svg:height="1.322cm" svg:x="2.032cm" svg:y="5.046cm">
          <draw:text-box>
            <text:p text:style-name="P1">Chapter 1 - Prerequisites</text:p>
          </draw:text-box>
        </draw:frame>
        <draw:frame draw:style-name="gr4" draw:text-style-name="P3" xml:id="id3" draw:id="id3" draw:layer="layout" svg:width="17.018cm" svg:height="1.469cm" svg:x="2.032cm" svg:y="7.167cm">
          <draw:text-box>
            <text:p text:style-name="P1">Chapter 2 - 100 Bash Commands</text:p>
          </draw:text-box>
        </draw:frame>
        <draw:connector draw:style-name="gr5" draw:text-style-name="P1" draw:layer="layout" svg:x1="10.541cm" svg:y1="4.337cm" svg:x2="10.541cm" svg:y2="5.046cm" draw:start-shape="id1" draw:start-glue-point="2" draw:end-shape="id2" draw:end-glue-point="0" svg:d="M10541 4337v709" svg:viewBox="0 0 1 710">
          <text:p/>
        </draw:connector>
        <draw:connector draw:style-name="gr6" draw:text-style-name="P4" draw:layer="layout" svg:x1="10.541cm" svg:y1="6.368cm" svg:x2="10.541cm" svg:y2="7.167cm" draw:start-shape="id2" draw:start-glue-point="2" draw:end-shape="id3" draw:end-glue-point="0" svg:d="M10541 6368v799" svg:viewBox="0 0 1 800">
          <text:p/>
        </draw:connector>
        <draw:connector draw:style-name="gr6" draw:text-style-name="P4" draw:layer="layout" svg:x1="10.541cm" svg:y1="8.636cm" svg:x2="10.541cm" svg:y2="9.748cm" draw:start-shape="id3" draw:start-glue-point="2" draw:end-shape="id4" draw:end-glue-point="0" svg:d="M10541 8636v1112" svg:viewBox="0 0 1 1113">
          <text:p/>
        </draw:connector>
        <draw:connector draw:style-name="gr6" draw:text-style-name="P4" draw:layer="layout" svg:x1="10.541cm" svg:y1="11.257cm" svg:x2="10.541cm" svg:y2="12.5cm" draw:start-shape="id4" draw:start-glue-point="2" draw:end-shape="id5" draw:end-glue-point="0" svg:d="M10541 11257v1243" svg:viewBox="0 0 1 1244">
          <text:p/>
        </draw:connector>
        <draw:frame draw:style-name="gr7" draw:text-style-name="P3" xml:id="id4" draw:id="id4" draw:layer="layout" svg:width="17.018cm" svg:height="1.509cm" svg:x="2.032cm" svg:y="9.748cm">
          <draw:text-box>
            <text:p text:style-name="P1">Chapter 3 - Exploratory Data Analysis</text:p>
          </draw:text-box>
        </draw:frame>
        <draw:frame draw:style-name="gr1" draw:text-style-name="P3" xml:id="id5" draw:id="id5" draw:layer="layout" svg:width="17.018cm" svg:height="1.524cm" svg:x="2.032cm" svg:y="12.5cm">
          <draw:text-box>
            <text:p text:style-name="P1">Chapter 4 - M.L. Introduction</text:p>
          </draw:text-box>
        </draw:frame>
        <draw:frame draw:style-name="gr8" draw:text-style-name="P3" xml:id="id6" draw:id="id6" draw:layer="layout" svg:width="17.018cm" svg:height="1.467cm" svg:x="2.032cm" svg:y="15.043cm">
          <draw:text-box>
            <text:p text:style-name="P1"><text:s/>Chapter 5 - M.L. Models</text:p>
          </draw:text-box>
        </draw:frame>
        <draw:connector draw:style-name="gr6" draw:text-style-name="P4" draw:layer="layout" svg:x1="10.541cm" svg:y1="14.024cm" svg:x2="10.541cm" svg:y2="15.043cm" draw:start-shape="id5" draw:start-glue-point="2" draw:end-shape="id6" draw:end-glue-point="0" svg:d="M10541 14024v1019" svg:viewBox="0 0 1 102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7T12:10:01.784121994</meta:creation-date>
    <dc:date>2019-02-21T11:02:39.281683429</dc:date>
    <meta:editing-duration>PT3H32M25S</meta:editing-duration>
    <meta:editing-cycles>17</meta:editing-cycles>
    <meta:generator>LibreOffice/5.1.6.2$Linux_X86_64 LibreOffice_project/10m0$Build-2</meta:generator>
    <meta:document-statistic meta:object-count="12"/>
  </office:meta>
</office:document-meta>
</file>